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207cm"/>
    </style:style>
    <style:style style:name="Tabla1.D" style:family="table-column">
      <style:table-column-properties style:column-width="3.291cm"/>
    </style:style>
    <style:style style:name="Tabla1.E" style:family="table-column">
      <style:table-column-properties style:column-width="3.808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[8:10]&gt;">16</text:text-input></text:p>
          </table:table-cell>
          <table:table-cell table:style-name="Tabla1.A1" office:value-type="string">
            <text:p text:style-name="P5"><text:text-input text:description="&lt;datetime.datetime.strptime(o.check_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partner_id.commercial_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5-17T18:49:57.587762990</dc:date>
    <meta:editing-duration>PT2H6M57S</meta:editing-duration>
    <meta:editing-cycles>40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